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ing_20_2">
      <style:text-properties fo:font-style="normal" fo:font-weight="normal" style:font-style-asian="normal" style:font-weight-asian="normal" style:font-style-complex="normal" style:font-weight-complex="normal"/>
    </style:style>
    <style:style style:name="P2" style:family="paragraph" style:parent-style-name="Heading_20_1">
      <style:text-properties fo:font-style="normal" fo:font-weight="normal" style:font-style-asian="normal" style:font-weight-asian="normal" style:font-style-complex="normal" style:font-weight-complex="normal"/>
    </style:style>
    <style:style style:name="P3" style:family="paragraph" style:parent-style-name="Title">
      <style:text-properties fo:font-style="normal"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96school </text:p>
      <text:h text:style-name="P2" text:outline-level="1">对河南初高中无人道的过度教育竞争的控诉 </text:h>
      <text:h text:style-name="P2" text:outline-level="1">小学</text:h>
      <text:h text:style-name="P1" text:outline-level="2">河南省开封市杞县城郊乡东关小学<text:line-break/>在校时间 2007-06 到2008-06<text:line-break/> <text:line-break/>我是一个中国河南省的学生<text:line-break/> <text:line-break/> 在小学的时候，我们的私立小学实行的制度是早上6点上早自习，7点下课，晚上八点下课，学校实行全封闭式管理， 一天学习14个小时，每两周放假一天，我有理由认为这种惨无人道的工作制度严重损害了我们小学生的健康。 我们小学的伙食条件非常差，但是我们也要知道再2008年，我们那里还是一个非常贫穷的地方，就算是有更好的伙食，我们也负担不起，这一点无可指责，相对的，饭堂的便宜的饭菜还算是说的过去。</text:h>
      <text:h text:style-name="P2" text:outline-level="1">初中</text:h>
      <text:h text:style-name="P1" text:outline-level="2">初中： 中国河南省开封市杞县 城郊乡 城关一中（改名为杞县高中附属中学）<text:line-break/> 我们学校依然沿袭小学时候的制度，状况稍微比小学的时候好一些。 日程安排上没有那么压力山大。但是到了初三的时候，我依然出现了大量的身体不适， 初中是封闭式管理，伙食非常的差，卫生条件也相当的一般，我甚至再饭堂里吃出过蚯蚓，也在饭堂因为食物出现过休假，这一切都是完全没有必要的存在，我能负担得起外面的相对来说比较好吃的食物，也能够负担得起外面的比较新鲜的食物，但是因为我没有办法出门。 我讨厌这个学校，这一种耗损式的竞争并不会带给我们理想中好成绩，带来的实际上只有我们日益损坏的健康，和越来越差的视力。<text:line-break/> <text:line-break/> 当我的有一次因为吃米饭出现食物中毒的时候，我非常的不舒服，想要回家休息，我还没有走到楼下的时候， 就已经开始呕吐了，在我呕吐之后，十分劳累，我想要回家，这个时候老师不是安心的关心我的身体，而是问我是不是可以回去学习，我感到我不过是学校升学的一个齿轮，一个机器，一个升学的名额，那一是2010年我14岁，那个时候的我认为这种毫无尊严的教学制度是不合理的。现在我22岁了，我并没有像我老师说的那样理解了这一切努力都是为了更好的未来而奋斗，恰恰相反，我依然保持当时的态度，这种制度是完全不合理的，这是一种过度竞争 我们下一代中小学生不应该因为被迫的竞争陷入这样的 </text:h>
      <text:h text:style-name="P2" text:outline-level="1">高中</text:h>
      <text:h text:style-name="P1" text:outline-level="2"><text:soft-page-break/></text:h>
      <text:h text:style-name="P1" text:outline-level="2">我高中非常幸运的是，离开了无比坑爹是小县城，来到了相对来说更为正规化的大城市，郑州，<text:line-break/> <text:line-break/>在这里，是我第一个生活的现代化标准的高中，这里没有两个星期休息一次的坑爹周末，<text:line-break/> <text:line-break/>我们8点种上课，晚上八点下课，中间有几个大的课间，再9：00-9：30的时候我们休息，不过我们学校为我们精心准备了五毛钱用都没有的跑步，我们已经生活在劳累之下了，为什么还需要坑爹的跑步。 4：00到4：30的时候也是这样，我们每天有两次的坑爹的广播体操或者是跑步，不同学期不太一样，但是每到这个时间都会这样 我们会晚上8点下课回寝室，你有一段时间可以进行适当的娱乐，以及休息，但是寝室会在9点熄灯，所以实际上你并没有太多时间来完成该死的洗衣服之类的任务 </text:h>
      <text:h text:style-name="P2" text:outline-level="1">过度的竞争</text:h>
      <text:h text:style-name="P1" text:outline-level="2">河南是一个人口众多的地方，应试教育带来的竞争压力非常的大，我并不欣赏这种制度，也不欣赏这种过度竞争，没多一把尺子，就会多一批人才，个体之间的差异是非常巨大的，我们的尺子实在是过于单一了。 我们需要更为丰富的度量方式，而不仅仅是谁在标准化的试卷上写出来更高的分数。 </text:h>
      <text:h text:style-name="P2" text:outline-level="1">我们不需要“9年义务教育”作为借口来损坏我们的身心健康，我们需要轻松的未来和更为容易的青春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ans" fo:font-size="12pt" fo:language="none" fo:country="none" style:font-name-asian="DejaVu Sans2" style:font-size-asian="12pt" style:language-asian="de" style:country-asian="DE" style:font-name-complex="DejaVu Sans2"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none" fo:country="none" style:font-name-asian="DejaVu Sans2" style:font-size-asian="12pt" style:language-asian="de" style:country-asian="DE" style:font-name-complex="DejaVu Sans2"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3-31T10:25:41.374000000</dc:date>
    <meta:editing-duration>PT37S</meta:editing-duration>
    <meta:editing-cycles>1</meta:editing-cycles>
    <meta:generator>LibreOffice/6.1.5.2$Windows_X86_64 LibreOffice_project/90f8dcf33c87b3705e78202e3df5142b201bd805</meta:generator>
    <meta:document-statistic meta:table-count="0" meta:image-count="0" meta:object-count="0" meta:page-count="2" meta:paragraph-count="12" meta:word-count="1286" meta:character-count="1373" meta:non-whitespace-character-count="1332"/>
  </office:meta>
</office:document-meta>
</file>